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2e1" officeooo:paragraph-rsid="001872e1"/>
    </style:style>
    <style:style style:name="P2" style:family="paragraph" style:parent-style-name="Standard">
      <style:text-properties officeooo:rsid="0019047b" officeooo:paragraph-rsid="0019047b"/>
    </style:style>
    <style:style style:name="P3" style:family="paragraph" style:parent-style-name="Standard">
      <style:text-properties officeooo:rsid="001a6f59" officeooo:paragraph-rsid="001a6f59"/>
    </style:style>
    <style:style style:name="P4" style:family="paragraph" style:parent-style-name="Standard">
      <style:text-properties officeooo:rsid="001af6b1" officeooo:paragraph-rsid="001af6b1"/>
    </style:style>
    <style:style style:name="P5" style:family="paragraph" style:parent-style-name="Standard">
      <style:text-properties officeooo:rsid="001b56d7" officeooo:paragraph-rsid="001b56d7"/>
    </style:style>
    <style:style style:name="P6" style:family="paragraph" style:parent-style-name="Standard">
      <style:text-properties officeooo:rsid="001cc5c9" officeooo:paragraph-rsid="001cc5c9"/>
    </style:style>
    <style:style style:name="P7" style:family="paragraph" style:parent-style-name="Standard">
      <style:text-properties officeooo:rsid="001ce040" officeooo:paragraph-rsid="001ce040"/>
    </style:style>
    <style:style style:name="P8" style:family="paragraph" style:parent-style-name="Standard">
      <style:text-properties officeooo:rsid="001ce040" officeooo:paragraph-rsid="001e1054"/>
    </style:style>
    <style:style style:name="P9" style:family="paragraph" style:parent-style-name="Standard">
      <style:text-properties officeooo:rsid="001e1054" officeooo:paragraph-rsid="001e1054"/>
    </style:style>
    <style:style style:name="P10" style:family="paragraph" style:parent-style-name="Standard">
      <style:text-properties officeooo:rsid="001ef2c5" officeooo:paragraph-rsid="001ef2c5"/>
    </style:style>
    <style:style style:name="P11" style:family="paragraph" style:parent-style-name="Standard">
      <style:text-properties officeooo:rsid="001ffd28" officeooo:paragraph-rsid="001ffd28"/>
    </style:style>
    <style:style style:name="P12" style:family="paragraph" style:parent-style-name="Standard">
      <style:text-properties officeooo:rsid="0020cd5f" officeooo:paragraph-rsid="0020cd5f"/>
    </style:style>
    <style:style style:name="P13" style:family="paragraph" style:parent-style-name="Standard">
      <style:text-properties officeooo:rsid="0022b486" officeooo:paragraph-rsid="0022b486"/>
    </style:style>
    <style:style style:name="P14" style:family="paragraph" style:parent-style-name="Standard">
      <style:text-properties officeooo:rsid="0023b9fe" officeooo:paragraph-rsid="0023b9fe"/>
    </style:style>
    <style:style style:name="P15" style:family="paragraph" style:parent-style-name="Standard">
      <style:text-properties officeooo:rsid="00245083" officeooo:paragraph-rsid="00245083"/>
    </style:style>
    <style:style style:name="P16" style:family="paragraph" style:parent-style-name="Standard">
      <style:text-properties officeooo:rsid="0025d928" officeooo:paragraph-rsid="0025d928"/>
    </style:style>
    <style:style style:name="P17" style:family="paragraph" style:parent-style-name="Standard">
      <style:text-properties officeooo:rsid="00279201" officeooo:paragraph-rsid="00279201"/>
    </style:style>
    <style:style style:name="P18" style:family="paragraph" style:parent-style-name="Standard">
      <style:text-properties officeooo:rsid="002822a0" officeooo:paragraph-rsid="002822a0"/>
    </style:style>
    <style:style style:name="P19" style:family="paragraph" style:parent-style-name="Standard">
      <style:text-properties officeooo:rsid="0028b7d6" officeooo:paragraph-rsid="0028b7d6"/>
    </style:style>
    <style:style style:name="P20" style:family="paragraph" style:parent-style-name="Standard">
      <style:text-properties officeooo:rsid="0029073a" officeooo:paragraph-rsid="0029073a"/>
    </style:style>
    <style:style style:name="P21" style:family="paragraph" style:parent-style-name="Standard">
      <style:text-properties officeooo:rsid="0029ebf5" officeooo:paragraph-rsid="0029ebf5"/>
    </style:style>
    <style:style style:name="P22" style:family="paragraph" style:parent-style-name="Standard">
      <style:text-properties officeooo:rsid="002a3246" officeooo:paragraph-rsid="002a3246"/>
    </style:style>
    <style:style style:name="P23" style:family="paragraph" style:parent-style-name="Standard">
      <style:text-properties officeooo:rsid="002ca313" officeooo:paragraph-rsid="002ca313"/>
    </style:style>
    <style:style style:name="P24" style:family="paragraph" style:parent-style-name="Standard">
      <style:text-properties officeooo:rsid="002ca313" officeooo:paragraph-rsid="002d690c"/>
    </style:style>
    <style:style style:name="P25" style:family="paragraph" style:parent-style-name="Standard">
      <style:text-properties officeooo:rsid="002d690c" officeooo:paragraph-rsid="002d690c"/>
    </style:style>
    <style:style style:name="P26" style:family="paragraph" style:parent-style-name="Standard">
      <style:text-properties officeooo:rsid="002e2361" officeooo:paragraph-rsid="002e2361"/>
    </style:style>
    <style:style style:name="P27" style:family="paragraph" style:parent-style-name="Standard">
      <style:text-properties officeooo:rsid="002e25ce" officeooo:paragraph-rsid="002e25ce"/>
    </style:style>
    <style:style style:name="P28" style:family="paragraph" style:parent-style-name="Standard">
      <style:text-properties officeooo:rsid="002feb4f" officeooo:paragraph-rsid="002feb4f"/>
    </style:style>
    <style:style style:name="P29" style:family="paragraph" style:parent-style-name="Standard">
      <style:text-properties officeooo:rsid="003093e4" officeooo:paragraph-rsid="003093e4"/>
    </style:style>
    <style:style style:name="P30" style:family="paragraph" style:parent-style-name="Standard">
      <style:text-properties officeooo:rsid="003098f8" officeooo:paragraph-rsid="003098f8"/>
    </style:style>
    <style:style style:name="P31" style:family="paragraph" style:parent-style-name="Standard">
      <style:text-properties officeooo:rsid="0031f741" officeooo:paragraph-rsid="0031f741"/>
    </style:style>
    <style:style style:name="P32" style:family="paragraph" style:parent-style-name="Standard">
      <style:text-properties officeooo:rsid="00328fdc" officeooo:paragraph-rsid="00328fdc"/>
    </style:style>
    <style:style style:name="P33" style:family="paragraph" style:parent-style-name="Standard">
      <style:text-properties officeooo:rsid="0032ac78" officeooo:paragraph-rsid="0032ac78"/>
    </style:style>
    <style:style style:name="P34" style:family="paragraph" style:parent-style-name="Standard">
      <style:text-properties officeooo:rsid="003344e6" officeooo:paragraph-rsid="003344e6"/>
    </style:style>
    <style:style style:name="P35" style:family="paragraph" style:parent-style-name="Standard">
      <style:text-properties officeooo:rsid="003487ba" officeooo:paragraph-rsid="003487ba"/>
    </style:style>
    <style:style style:name="T1" style:family="text">
      <style:text-properties officeooo:rsid="0019047b"/>
    </style:style>
    <style:style style:name="T2" style:family="text">
      <style:text-properties officeooo:rsid="001a6f59"/>
    </style:style>
    <style:style style:name="T3" style:family="text">
      <style:text-properties officeooo:rsid="001b56d7"/>
    </style:style>
    <style:style style:name="T4" style:family="text">
      <style:text-properties officeooo:rsid="001cc5c9"/>
    </style:style>
    <style:style style:name="T5" style:family="text">
      <style:text-properties officeooo:rsid="001ce040"/>
    </style:style>
    <style:style style:name="T6" style:family="text">
      <style:text-properties officeooo:rsid="001e1054"/>
    </style:style>
    <style:style style:name="T7" style:family="text">
      <style:text-properties officeooo:rsid="001ef2c5"/>
    </style:style>
    <style:style style:name="T8" style:family="text">
      <style:text-properties officeooo:rsid="00245083"/>
    </style:style>
    <style:style style:name="T9" style:family="text">
      <style:text-properties officeooo:rsid="00279201"/>
    </style:style>
    <style:style style:name="T10" style:family="text">
      <style:text-properties officeooo:rsid="0028b7d6"/>
    </style:style>
    <style:style style:name="T11" style:family="text">
      <style:text-properties officeooo:rsid="002ad491"/>
    </style:style>
    <style:style style:name="T12" style:family="text">
      <style:text-properties officeooo:rsid="002d690c"/>
    </style:style>
    <style:style style:name="T13" style:family="text">
      <style:text-properties officeooo:rsid="002e25ce"/>
    </style:style>
    <style:style style:name="T14" style:family="text">
      <style:text-properties officeooo:rsid="003093e4"/>
    </style:style>
    <style:style style:name="T15" style:family="text">
      <style:text-properties officeooo:rsid="0031f741"/>
    </style:style>
    <style:style style:name="T16" style:family="text">
      <style:text-properties officeooo:rsid="00328fdc"/>
    </style:style>
    <style:style style:name="T17" style:family="text">
      <style:text-properties officeooo:rsid="00350af4"/>
    </style:style>
    <style:style style:name="T18" style:family="text">
      <style:text-properties officeooo:rsid="003672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Ленинград мы <text:span text:style-name="T1">по</text:span>ехали через Москву.</text:p>
      <text:p text:style-name="P2">Из нашей школы <text:span text:style-name="T4">кроме меня </text:span>в экскурсии участвовали <text:span text:style-name="T4">две девочки из моего класса, Вера Литвинова и Толик Судак из параллельного</text:span> <text:s text:c="2"/>да Людмила Константиновна; остальные экскурсанты — ученики других школ города и двое преподавателей.</text:p>
      <text:p text:style-name="P2">В Москву поезд прибыл утром и там мы провели весь день, который принёс мне три открытия.</text:p>
      <text:p text:style-name="P2">Сначала мне открылось, что бывают вещие сны. </text:p>
      <text:p text:style-name="P2">В это время нашу экскурсию возили по городу — «посмотрите налево; посмотрите направо» — и в одном месте зачем-то всех позвали выйти из автобуса.</text:p>
      <text:p text:style-name="P2">Мои спутники шагали, слушая гида, а я приотстал. И тут мне вдруг показался очень знакомым и тот мост без реки, и далёкое высотное здание МГУ, и даже этот вот запертый ларёк.</text:p>
      <text:p text:style-name="P2">Кто-то из наших обернулся и крикнул мне:</text:p>
      <text:p text:style-name="P2">- Не отставай — без тебя уедем!</text:p>
      <text:p text:style-name="P2">А я ответил:</text:p>
      <text:p text:style-name="P2">- Повернёте обратно и — я окажусь первым.</text:p>
      <text:p text:style-name="P2">И И тут я вдруг вспомнил, что всё это уже видел в мельчайших подробностях, и слова эти уже говорил во сне приснившемся мне неделю назад.</text:p>
      <text:p text:style-name="P2">Меня это так поразило, что я даже остановился, но долго задумываться мне не дали — экскурсия и впрямь вернулась к автобусу.</text:p>
      <text:p text:style-name="P2">В дальнейшей жизни у меня не раз случались такие наплывы <text:span text:style-name="T2">попадания в когда-то </text:span><text:s/>виденны<text:span text:style-name="T2">е</text:span> сн<text:span text:style-name="T2">ы</text:span>.</text:p>
      <text:p text:style-name="P3">Иногда припоминание виденного на долю секунды опережает реальное развитие событий. <text:s/>Я знаю кто и что сейчас скажет, какой сделает жест, потому что происходящее как бы эхо уже виденного сна.</text:p>
      <text:p text:style-name="P3">Протяжённость таких моментов невелика, а между сном и его эхом иногда проходят годы.</text:p>
      <text:p text:style-name="P3">Я ни с кем не стал делиться своим открытием, а через много лет <text:span text:style-name="T1">—</text:span> с облегчением и разочарованием <text:span text:style-name="T1">—</text:span> <text:s/>узнал, что так случается не только со мною, и что у шотландцев даже есть особый термин этому явлению: «второе увидение».</text:p>
      <text:p text:style-name="P3"/>
      <text:p text:style-name="P3">Для второго открытия нам пришлось поехать на Всесоюзную Выставку Достижений Народного Хозяйства — ВДНХ.</text:p>
      <text:p text:style-name="P3">Там нас повели в павильон космонавтики, перед которым высилась белая стрела космического корабля типа «Восток», на котором летал Гагарин.</text:p>
      <text:p text:style-name="P3">В очень просторном павильоне между стендов и макетов, и манекенов в красных скафандрах и белых шлемах, <text:s/>бродили сразу несколько экскурсий.</text:p>
      <text:p text:style-name="P3">Не знаю в какой что рассказывали, но наш экскурсовод повторял то, что всем и без него известно, поэтому я то отставал, то забегал вперёд, а в какой-то момент свернул в широкую боковую дверь.</text:p>
      <text:p text:style-name="P4">Каменные ступени вели вверх, а над ними висела надпись «Павильон Оптики».</text:p>
      <text:p text:style-name="P4">Я поднялся до площадки, где ступени заворачивали к стеклянным дверям в сам павильон. Но дальше не пошёл. Меня заворожила феерия цвета и воздушности, развернувшаяся на площадке.</text:p>
      <text:p text:style-name="P4">Кубометр пространства словно заполненный семейством мыльных пузырей — <text:s/>от совсем крохотных до громадных, неподвижно застывших, переливающихся радостными цветами всевозможных оттенков радуги. Восторг, восторг!</text:p>
      <text:p text:style-name="P4">Кто-то из конотопских школьников приметил, как я свернул в эту дверь. Меня окликнули снизу «уходим!»</text:p>
      <text:p text:style-name="P4">Я посмотрел вверх на стеклянную дверь, куда мне не суждено войти, и вернулся к своим. </text:p>
      <text:p text:style-name="P4">Что было за той дверью я не знаю, а открытие в том, что порой один шаг в сторону от протóренной колеи открывает новые блистающие миры, но шаг в сторону — это попытка к бегству...</text:p>
      <text:p text:style-name="P4"><text:soft-page-break/>Заключительное — третье — открытие подстерегало в Государственном Универсальном Магазине на Красной площади, куда мы приехали уже без экскурсовода.</text:p>
      <text:p text:style-name="P4">Там я узнал, что мечты сбываются, просто надо быть готовым к их исполнению.</text:p>
      <text:p text:style-name="P4">На входе в ГУМ нам сказали собраться в этом же месте через полчаса и распустили в свободный поиск.</text:p>
      <text:p text:style-name="P4">Изнутри ГУМ смахивает на трюм океанского лайнера-великана — <text:span text:style-name="T3">пустой в центре с многоэтажными переходами вдоль бортов.</text:span></text:p>
      <text:p text:style-name="P5">В одном из отсеков на третьем этаже нашёлся биллиард моей мечты. И ровно за десять рублей.</text:p>
      <text:p text:style-name="P5">Как же я проклинал свою несдержанность!</text:p>
      <text:p text:style-name="P5">На деньги выданные мне мамой я успел уже съесть два мороженых — одно утром на вокзале, и второе на ВДНХ.</text:p>
      <text:p text:style-name="P5">Пришлось сказать мечте «прощай» и, с горя, я съел ещё одно — прямо в ГУМе.</text:p>
      <text:p text:style-name="P5">Под вечер, усталые, но довольные (если не вспоминать осечку с биллиардом), мы выехали из Москвы в Ленинград.</text:p>
      <text:p text:style-name="P5"/>
      <text:p text:style-name="P6">В городе на Неве нас поставили на постой в какую-то школу на Васильевском острове, недалеко от Зоосада.</text:p>
      <text:p text:style-name="P6">В школе нам отвели половину спортивного зала, так как вторую половину уже занимала экскурсия из Полтавы.</text:p>
      <text:p text:style-name="P6">Мы их не стеснили — спортзал был очень просторным — только забрали часть чёрных физкультурных матов, служивших матрасами.</text:p>
      <text:p text:style-name="P6">В комплект к матам выдавались суконные одеяла, так что спали мы с бóльшим комфортом, чем королевский двор Франции при бегстве из Парижа в Двадцати Годах Спустя у Александра Дюма.</text:p>
      <text:p text:style-name="P6">Для трёхразовой кормёжки мы ходили за пару кварталов к горбатому мосту над Мойкой, в столовую на другом берегу. <text:span text:style-name="T5">Очень тихое место, почти без уличного движения.</text:span></text:p>
      <text:p text:style-name="P6">Там наши старшие расплачивались <text:span text:style-name="T5">бумажными талонами, девочки расставляли еду на квадратных столиках и звали остальных зайти с улицы.</text:span></text:p>
      <text:p text:style-name="P7">Иногда приходилось ждать, потому что кроме полтавской и нашей тут столовались и другие экскурсионные группы — не из нашего спортзала. Тогда мы стояли на мосту над неширокой рекой, что неприметно текла между отвесных каменных стен своих берегов.</text:p>
      <text:p text:style-name="P7">- На берегу Мойки ели мы помойки,- составил эпиграмму кто-то из нашей группы.</text:p>
      <text:p text:style-name="P7">Рифма, конечно, безупречна, но лично у меня к тамошней пище претензий нет — всё как всегда и везде во всех столовых, куда я заворачивал на своём на жизненном пути.</text:p>
      <text:p text:style-name="P7">Для белых ночей мы малость припоздали, но всё остальное оказалось на месте. И Невский проспект и Дворцовый мост и обход залов Эрмитажа с картинами Карла Брюллова и голландских живописцев.</text:p>
      <text:p text:style-name="P22">В Исаакиевском соборе для нас запустили маятник Фуко, закреплённый под самым куполом и когда тот, покачавшись сшиб деревянную стойку, мимо которой сначала пролетал не задевая, экскурсовод объявил:</text:p>
      <text:p text:style-name="P22">- Вот видите — Земля всё же вертится. Маятник Фуко это научно доказывает. </text:p>
      <text:p text:style-name="P7">На Аврору, правда, мы не подымались, зато нам дали послушать как стреляет пушка Адмиралтейства, отмечая полдень, и возили на Пискарёвское кладбище с зелёными газонами поверх братских могил и бассейном у тёмной стены, куда посетители бросают мелочь.</text:p>
      <text:p text:style-name="P8">День посещения Петергофа выдался пасмурным <text:span text:style-name="T6">и, когда мы шли на катере по Финскому заливу, моря не было видно, а только туман, да круг желтоватой воды, как на озере с песчаным дном, с невысокими волнами.</text:span></text:p>
      <text:p text:style-name="P9">Было сыро и скучно, а когда я вышел из пассажирского зала и спустился <text:s/>по короткой крутой лесенке на близкую к воде корму, за которой бурунилась взбитая винтом мутно-жёлтая вода, туда пришёл паренёк-юнга и сказал, что сюда нельзя и принялся мыть палубу кормы шваброй, повес шваброй ив железную цепочку поперёк лесенки.</text:p>
      <text:p text:style-name="P9"><text:soft-page-break/>Зато из петергофских фонтанов вода вырывалась высокими белопенными струями.</text:p>
      <text:p text:style-name="P9">Всё в Ленинграде оказалось прекрасным, как и следовало ожидать.</text:p>
      <text:p text:style-name="P9">Погода снова наладилась, в Военно-морском музее стоял <text:span text:style-name="T7">ботик Петра Великого, размером чуть ли ни с бригантину и висели картины с изображениями морских сражений, начиная с битвы в Синопской бухте.</text:span></text:p>
      <text:p text:style-name="P10">На первом этаже Зоологического музея высился скелет из костей кита, а на втором этаже застеклённая композиция из жизни в Антарктиде — на заднике нарисованы её белые снега, а ближе к стеклу стоят несколько взрослых пингвинов, вокруг них детский сад из разновозрастных пингвинят, для наглядности как они меняются подрастая.</text:p>
      <text:p text:style-name="P10">Сначала они мне очень понравились — такие пушистые, миленькие; но потом пришла мысль, что это ведь всё чучела, для которых пришлось умертвить три десятка живых птиц и мне расхотелось смотреть дальше; я спустился кобглоданному китовому скелету и вышел на улицу.</text:p>
      <text:p text:style-name="P10">В стеклянном киоске на тротуаре возле Зоологического, <text:s/>я купил шариковую ручку — в Конотопе таких ещё не было — и две запасные ампулы, говорили, будто одной хватает на целый месяц.</text:p>
      <text:p text:style-name="P10">В тот день в столовой я отобедался первым и вышел дожидаться <text:s/>всех на мосту через Мойку.</text:p>
      <text:p text:style-name="P10">Посмотрел как между высоких стен её берегов осторожно пробирается белый катерок, раздвигая чёрную воду на две длинных бугристых волны.</text:p>
      <text:p text:style-name="P10">Потом ко мне подошёл пожилой человек невысокого роста и сказал, что у меня штаны сзади испачканы.</text:p>
      <text:p text:style-name="P10">Я об этом знал; двумя днями раньше сел где-то на скамейку и осталось белое пятно, как от сосновой смолы. Мне это было неприятно, но счистить никак не получалось.</text:p>
      <text:p text:style-name="P10">Он спросил откуда я.</text:p>
      <text:p text:style-name="P10">- Мы на экскурсию приехали. С Украины.</text:p>
      <text:p text:style-name="P10">Приветливость на его лице угасла.</text:p>
      <text:p text:style-name="P10">- Украина,- сказал он. - Мне там в войну паяльной лампой бок сожгли.</text:p>
      <text:p text:style-name="P10">Я вспомнил гудение синего пламени, что вырывается из сопла паяльной лампы и почернелую шкуру на туше Машки.</text:p>
      <text:p text:style-name="P10">Он молчал и я тоже. Мне было неудобно перед ним, что я оттуда, где его пытали.</text:p>
      <text:p text:style-name="P10">Хорошо, что наши вышли из столовой.</text:p>
      <text:p text:style-name="P10">Полтавская экскурсия уехала за два дня раньше нашей.</text:p>
      <text:p text:style-name="P11">В последний вечер в Ленинграде мы поехали в цирк-шапито.</text:p>
      <text:p text:style-name="P11">Места оказались на самом верху, под брезентовой крышей.</text:p>
      <text:p text:style-name="P12">Выступала сборная труппа цирковых артистов из братских стран.</text:p>
      <text:p text:style-name="P13">Монгольские акробаты слаженной парой прыгали на конец подкидной доски, подбрасывая третьего в воздух <text:s text:c="2"/>противоположным её концом.</text:p>
      <text:p text:style-name="P13">Подброшенный делал кувырок в воздухе и приземлялся на плечи <text:s/>артиста стоящего на арене.</text:p>
      <text:p text:style-name="P13">Толкачи запускали ещё и ещё одного — получалась пирамида из трёх человек на плечах самого нижнего. Как после битвы при Калке.</text:p>
      <text:p text:style-name="P13">Гимнасты из ГДР крутили «солнце» на установленных квадратом турниках и перелетали с одного на другой.</text:p>
      <text:p text:style-name="P13">Потом чешские дрессировщики вывели обезьян в блестящих костюмчиках и те крутились на оставшихся после немцев турниках, только ещё смешнее.</text:p>
      <text:p text:style-name="P13"/>
      <text:p text:style-name="P13">На следующий день мы уезжали не заходя в столовую, наверное, проели все талоны.</text:p>
      <text:p text:style-name="P13">Очень удобный поезд, проследует без всяких пересадок через Оршу и Конотоп.</text:p>
      <text:p text:style-name="P13">Вот только отправляется он под вечер, а у меня после всего съеденного за экскурсию мороженого, билета в шапито и приобретения шариковой ручки от десяти рублей осталось копеек двадцать.</text:p>
      <text:p text:style-name="P13">Я пообедал пирожком, но часам к пяти, когда мы уже сидели в зале ожидания на вокзале, Людмила Константиновна заметила мою унылость и спросила в чём дело.</text:p>
      <text:p text:style-name="P13"><text:soft-page-break/>Я признался, что голоден, а денег нет и она одолжила мне один рубль.</text:p>
      <text:p text:style-name="P13">В гастрономе неподалёку от вокзала я купил хлеб и большую рыбу в коричневой шкурке обвязанной тонкими бечёвками.</text:p>
      <text:p text:style-name="P14">С завёрнутой в бумагу добычей я вернулся на вокзал, а тут и наш поезд подали на посадку.</text:p>
      <text:p text:style-name="P14">В вагоне я сразу сел за боковой столик <text:span text:style-name="T8">под окном </text:span>и начал есть.</text:p>
      <text:p text:style-name="P14">Очень вкусная рыба, легко крошится, но чуть суховата. <text:s/>Я съел половину, а остальное опять завернул и положил на третью полку, где никто не спит.</text:p>
      <text:p text:style-name="P15">Одиночный попутчик, на пару лет старше меня, присел с другой стороны столика, достал колоду карт и предложил сыграть с ним в «дурака».</text:p>
      <text:p text:style-name="P15">Я пару раз выиграл и, когда он в очередной раз тасовал карты, блеснул одной из кандыбинских прибауток, которыми подначивают проигравших.</text:p>
      <text:p text:style-name="P15">- Не умеешь работать головой — работай руками.</text:p>
      <text:p text:style-name="P15">Он покосился на девочек из нашей экскурсии, что сидели под окном напротив нашего столика и сказал:</text:p>
      <text:p text:style-name="P15">- Поменьше базарь — целее будешь.</text:p>
      <text:p text:style-name="P15">В его глазах я увидел неподдельную злость и, после ещё одного кона, отказался играть дальше.</text:p>
      <text:p text:style-name="P15">Похоже, он и сам был рад прекратить.</text:p>
      <text:p text:style-name="P15">В Конотоп мы приехали утром, после небывало обильного дождя.</text:p>
      <text:p text:style-name="P15">Не знаю что случилось с моими туфлями, но я насилу втиснул в них ноги и то не до конца — пятки примяли задники.</text:p>
      <text:p text:style-name="P15">Ковыляя, я спустился из вагона и подождал, пока наша экскурсия скроется в подземном переходе ведущем на Вокзал. Я снял туфли и в одних носках пошёл вдоль мокрого перрона четвёртой платформы, туда где в конце её в заборе был широкий пролом.</text:p>
      <text:p text:style-name="P15">Через дорогу от пролома был железнодорожный техникум, а за ним уже и Базар.</text:p>
      <text:p text:style-name="P16">Везде стояли громадные лужи, а за Базаром грунтовый тротуар и вовсе скрылся под водной гладью. </text:p>
      <text:p text:style-name="P16">Я шлёпал мокрыми носками по выступающей над водой головке трамвайных рельс, а на Нежинской пошёл без разбору вброд — недалеко уж.</text:p>
      <text:p text:style-name="P16">Мама потом смеялась, что из экскурсии я привёз пару туфлей, из которых ноги выросли на целый сантиметр.</text:p>
      <text:p text:style-name="P16">Нигде не слышал и не читал, чтобы за одну ночь на целый сантиметр.</text:p>
      <text:p text:style-name="P16"/>
      <text:p text:style-name="P16">Первого сентября мама дала мне — вернуть долг Людмиле Константиновне.</text:p>
      <text:p text:style-name="P16">Однако, на линейке открытия школы её нигде не было, а в учительской сказали, что она болеет.</text:p>
      <text:p text:style-name="P16">Мне объяснили где она живёт — в двухэтажке, не доходя Базара.</text:p>
      <text:p text:style-name="P16">Я отнёс ей деньги, она говорила, что ни к чему так спешить; мне даже показалось, будто ей не хочется, чтобы я вообще возвращал этот долг.</text:p>
      <text:p text:style-name="P16">Тут зашёл её отец и я удивился — это же Константин Борисович, киномеханик Клуба!</text:p>
      <text:p text:style-name="P16">Как тесен мир.</text:p>
      <text:p text:style-name="P16"/>
      <text:p text:style-name="P16">Если бы меня сейчас спросили — какое самое яркое впечатление я вывез из культурной столицы России?</text:p>
      <text:p text:style-name="P16">Я, не задумываясь, ответил бы — вечер на улице с каменным парапетом, от которого длинные ступени спускаются к неоглядной шири течения Невы перед Дворцовым мостом; волна с плеском ударяет в нижнюю ступень, взмета<text:span text:style-name="T9">я</text:span> высокие брызги и <text:span text:style-name="T9">вз</text:span>визг <text:s/>девочек нашей экскурсии <text:span text:style-name="T11">с предпоследней ступени</text:span>.</text:p>
      <text:p text:style-name="P16"/>
      <text:p text:style-name="P17">И всё же Ленин был прав — нет силы сильнее, чем сила привычки.</text:p>
      <text:p text:style-name="P17">Взять, к примеру, альбомы светских барышень, куда Евгений небрежным росчерком пера врисовывал бакенбардистый профиль своего автора на соседней странице с автографом <text:soft-page-break/>какого-нибудь поручика Ржевского.</text:p>
      <text:p text:style-name="P17">Такой альбом для личных чувственных излияний и творческих отпечатков своих <text:s/>гостей и знакомых имела всякая порядочная барышня.</text:p>
      <text:p text:style-name="P17">Разумеется, мне не довелось держать в руках подобные альбомы, но спустя массу войн, три революции и радикальные перемены уклада жизни, альбомчики для сентиментальных упражнений девичьей души продолжали жить.</text:p>
      <text:p text:style-name="P17">Борьба за существование научила их маскировке. Никаких бантиков на обложке, никаких кремово-розовых страниц.</text:p>
      <text:p text:style-name="P18">Общая тетрадь в клеточку в дерматиновой обложке за тридцать восемь копеек — так выглядели альбомчики девочек нашего класса.</text:p>
      <text:p text:style-name="P18">На смену длинноносым автопортретам светских щёголей пришли картинки вырезанные из цветных фото в журнале «Огонёк» и посаженные на клей.</text:p>
      <text:p text:style-name="P18">А стихи сохранились:</text:p>
      <text:p text:style-name="P18"><text:tab/>Зачем-зачем я не знаю</text:p>
      <text:p text:style-name="P18"><text:tab/>Нужны так рельсы трамваю</text:p>
      <text:p text:style-name="P18"><text:tab/>Зачем кричат попугаи</text:p>
      <text:p text:style-name="P18"><text:tab/>Я не знаю — зачем.</text:p>
      <text:p text:style-name="P18">Ну, и , конечно, всякие мудрые мысли и крылатые выражения:</text:p>
      <text:p text:style-name="P18">«Кто любит — всё простит.»</text:p>
      <text:p text:style-name="P18">«Измена убивает любовь.»</text:p>
      <text:p text:style-name="P18">Когда такой альбомчик, случайно забытый на парте, попадал в руки кого-то из ребят, он, перевернув пару страниц, шлёпал его обратно на парту — <text:s/>«девчачья чепуха».</text:p>
      <text:p text:style-name="P18">Мне, почему-то, эти альбомчики были интересны и я их внимательно изучал, за что среди школьников получил обидную кличку «бабочка».</text:p>
      <text:p text:style-name="P18">В глаза меня никто так не называл, несмотря на то, что на уроке физкультуры я был всего лишь четвёртым по росту и даже замыкающий — Витя Маленко — <text:s/>мог меня побороть под хихиканье девочек.</text:p>
      <text:p text:style-name="P18">Да, этого прозвища я не слышал, но если твои младшие брат с сестрой учатся в одной с тобою школе, в ней нет для тебя тайн.</text:p>
      <text:p text:style-name="P18">Директор школы, Пётр Иванович Быковский, в отличие от космонавта Быковского, имел богатырское телосложение.</text:p>
      <text:p text:style-name="P18">Когда вся школа строилась в длинном — от учительской и аж до спортзала — коридоре на общешкольную линейку, <text:span text:style-name="T10">тоо доски крашеного пола жалостно поскрипывали под его</text:span> мерн<text:span text:style-name="T10">ыми</text:span> шага<text:span text:style-name="T10">ми</text:span> вдоль строя.</text:p>
      <text:p text:style-name="P19">Могучий купол его лысины, с поперечными прядями зачёса, на полголовы высился даже над строем самого высокого — выпускного <text:s/>класса.</text:p>
      <text:p text:style-name="P19">Взгляд его крупновеких глаз, сонно скользнув по тебе, заставлял тебя внутренне стиснуться, несмотря на то, что это не на тебя пришла бумага из детской комнаты милиции и не тебя сейчас он вызовет и велит встать перед строем.</text:p>
      <text:p text:style-name="P19">Нечему удивляться, что когда Альбина Григорьевна сказала мне остаться после уроков и зайти в кабинет директора, потому что он вызывает — сердце моё упало.</text:p>
      <text:p text:style-name="P19">Вот так — с упавшим сердцем и поджавшейся селезёнкой — я робко постучал в высокую дверь его кабинета под непонимающими, но прощальными взглядами Кубы и Чепы.</text:p>
      <text:p text:style-name="P19">В длинном и узком кабинете с одним окном напротив двери, Пётр Иванович сидел за столом, что едва доставал ему до пояса, в профиль к входящим.</text:p>
      <text:p text:style-name="P19">Он предложил мне сесть на один из стульев с прямыми спинками, что рядочком стояли вдоль стенки напротив его стола.</text:p>
      <text:p text:style-name="P19">Я выжидающе сел, а он раскрыл тонкую тетрадь и долго молчал, недовольно двигая толстыми, чётко очерченными губами.</text:p>
      <text:p text:style-name="P19">- Это твоё сочинение по русской литературе,- сказал он наконец.</text:p>
      <text:p text:style-name="P19">- Вот ты тут пишешь, что летом небо не такое голубое, как осенью.</text:p>
      <text:p text:style-name="P19">Он заглянул в тетрадку и вычитал:</text:p>
      <text:p text:style-name="P19"><text:soft-page-break/>- «Летом оно как будто пропылённое по краям...». Где это ты видел такое небо?</text:p>
      <text:p text:style-name="P19">Я узнал неполную цитату — этим предложением открывалось моё сочинение на вольную тему «Я сижу у окна и думаю...», которое нам задавали на дом на прошлой неделе.</text:p>
      <text:p text:style-name="P19">- На Нежинской,- ответил я.</text:p>
      <text:p text:style-name="P20">Он начал мне втолковывать, что неважно — на Нежинской, или Профессийной или вообще на Деповской, но небо везде одинаково голубого цвета, хоть в центре, хоть по краям. А голубой — он всегда голубой; и летом он голубой, и осенью голубой, потому что голубой есть голубой.</text:p>
      <text:p text:style-name="P20">На мою робкую попытку защитить своё предложение, но он снова повторил свои увесистые доводы и я сдался.</text:p>
      <text:p text:style-name="P20">- Да, одинаковое,- сказал я.</text:p>
      <text:p text:style-name="P20">- Вот и хорошо, значит это предложение у тебя неправильное.</text:p>
      <text:p text:style-name="P20">Так мы и продолжали; он разбивал в пух и прах каждое из предложений моего сочинения, не пропустив ни одного, а я, после непродолжительного сопротивления, соглашался.</text:p>
      <text:p text:style-name="P20">Нет, неправильно, будто я не хочу писать по шаблону подсказанному учительницей: «идя по улице, я услыхал, как школьники спорят о Татьяне Лариной и, придя домой, снова задумался о ней и начал анализировать её социальное происхождение и любовь к русской природе...»</text:p>
      <text:p text:style-name="P20">Да, это совсем неправильно, что школьники могут спорить про мотоциклы, каратэ и рыбалку, но только не про Татьяну Ларину; это совершенно необдуманно и ошибочно.</text:p>
      <text:p text:style-name="P20">Когда я согласился с ним по всем пунктам, он отдал мне те<text:span text:style-name="T18">т</text:span>радь, сказал, что я могу идти, но чтобы ещё раз подумал.</text:p>
      <text:p text:style-name="P20">Я вышел в давно опустевшую школу.</text:p>
      <text:p text:style-name="P20">От входной двери слышалось погромыхивание вёдер о железо раковин и шум воды из кранов — уборщицы уже приступили к мытью полов.</text:p>
      <text:p text:style-name="P21">Оглушённо прошёл я мимо этих пяти кранов, не глядя на своё отражение над пятью раковинами.</text:p>
      <text:p text:style-name="P21">С высокого кирпичного крыльца я спускался с неясным чувством, что я это не я, и не знаю теперь что и как вообще.</text:p>
      <text:p text:style-name="P21">Наверно, то же самое чувствовал Галилей, предав своё открытие.</text:p>
      <text:p text:style-name="P21">У ворот я остановился и открыл свою тетрадку. В конце сочинения стояла дробная оценка: в знаменателе — за содержание — пусто, в делителе — за грамматические ошибки — четыре. </text:p>
      <text:p text:style-name="P21">А потом, теми же красными чернилами, заокругленно красивым почерком, <text:span text:style-name="T18">Зоя Ильинична</text:span> на четырёх страницах написала своё сочинение — что я неправ и советская молодёжь не такая, как представлена мною. Что мне надо вспомнить <text:span text:style-name="T18">крылатые </text:span>слова Островского из романа «Как закалялась сталь», вспомнить героев-краснодонцев...</text:p>
      <text:p text:style-name="P21">В дальнейшем я писал по шаблонам — не вышел из меня неистовый Виссарион.</text:p>
      <text:p text:style-name="P21"/>
      <text:p text:style-name="P23">Кабинет физики нашей школы хорошее имел оборудование.</text:p>
      <text:p text:style-name="P23">На окнах шторы из плотной синей материи на железных колечках. Они задёргивались для показа учебных фильмов по разным предметам.</text:p>
      <text:p text:style-name="P23">Причём экрана не было — фильмы проецировались на большой квадрат матового стекла над классной доской. Прямо тебе двухметровый телевизор.</text:p>
      <text:p text:style-name="P23">Кинопроектор же размещался в комнате позади этой доски и этого стекла.</text:p>
      <text:p text:style-name="P23">Помимо проектора и жестяных коробок с фильмами, в ней было множество полок с разными линзами, штативами, реостатами, разновесами и прочими несметными сокровищами в коробочках, шкатулочках, футлярах — для демонстрации различных опытов из учебника по физике.</text:p>
      <text:p text:style-name="P23">И <text:span text:style-name="T17">серая</text:span> бандура <text:span text:style-name="T17">двухдорожечного</text:span> магнитофона «Сатурн» <text:span text:style-name="T17">с плёнкой на белых бобинах.</text:span></text:p>
      <text:p text:style-name="P24">Киномеханик <text:s/>и хранител<text:span text:style-name="T12">ь</text:span> всех этих богатств — учитель физики Эмиль Григорьевич Бинкин. </text:p>
      <text:p text:style-name="P23">Лет тридцати, к смуглой коже лица хорошо подходи<text:span text:style-name="T12">т</text:span> <text:span text:style-name="T12">кудрявисто</text:span> вьющаяся прядь чёрных, как смоль, волос, что нависла над прямым лбом, <text:span text:style-name="T12">наморщенным</text:span> удивлённо приподняты<text:span text:style-name="T12">ми</text:span> <text:s text:c="2"/>бров<text:span text:style-name="T12">ями</text:span>.</text:p>
      <text:p text:style-name="P25"><text:soft-page-break/>На переменах он что-то складывал-раскладывал в заветной комнате, утончённо чётко насвистывая различные мелодии — без капли фальши.</text:p>
      <text:p text:style-name="P25">У меня к нему было насторóженное отношение.</text:p>
      <text:p text:style-name="P25">Во-первых, за то, что на его физике не почитаешь.</text:p>
      <text:p text:style-name="P25">Обычно, я приносил в школу какую-нибудь библиотечную книжку, во время занятий откидывал крышку парты, клал книгу на полочку для портфеля и — вперёд капитан Блад, на абордаж!</text:p>
      <text:p text:style-name="P25">Учителям в радость — совсем тихий, никому не мешаю.</text:p>
      <text:p text:style-name="P25">Некоторых, правда, заедало — видно же, что не уроком занят.</text:p>
      <text:p text:style-name="P25">- Огольцов! Что я только что сказала?</text:p>
      <text:p text:style-name="P25">Но при погружении в мир иной — антарктико-тропически-марсианский, я не полностью отключался от окружающей школьной действительности. Какой-то поплавок на краю сознания принимал, как негромкий фон, текущие звуки класса.</text:p>
      <text:p text:style-name="P25">- Огольцов!</text:p>
      <text:p text:style-name="P25">Ага, пора вынырнуть. Память отматывает запись фона на полминуты обратно.</text:p>
      <text:p text:style-name="P25">- Вы, Алла Иосифовна, сказали, что read это неправильный глагол.</text:p>
      <text:p text:style-name="P25">- Садись!</text:p>
      <text:p text:style-name="P26">А потом на родительском собрании пожалуется маме:</text:p>
      <text:p text:style-name="P26">- Вот вижу, что не тем занят, а поймать не могу.</text:p>
      <text:p text:style-name="P26">У Бинкина проблем с ловлей нет. Он не просит повторить, он просто задаёт вопрос:</text:p>
      <text:p text:style-name="P26">- Ну, и что из этого следует? Огольцов?</text:p>
      <text:p text:style-name="P26">И тут уже механическая перемотка фона не спасает, ведь надо делать выводы из того, чего не знаешь. К тому же под прицелом ироничного взгляда тёмных глаз поверх тонкой оправы очков.</text:p>
      <text:p text:style-name="P26">Он убивал своей невозмутимостью и, казалось, знает даже на какой странице раскрыта книга для контрабандного чтения.</text:p>
      <text:p text:style-name="P26">Пришлось хоть иногда готовиться к урокам физики, а чтение во время занятий перенести на химию и остальные.</text:p>
      <text:p text:style-name="P26">Так что с Бинкиным я не связывался. Только один раз вступил в пререкания. Насчёт разности температуры тел.</text:p>
      <text:p text:style-name="P26">Он спросил одинакова ли температура картошки и окружающего её супа в кастрюле. Я сказал, что нет.</text:p>
      <text:p text:style-name="P26">- Увы, физика говорит, что да.</text:p>
      <text:p text:style-name="P26">- Вчера я ел суп в обед и ничего — нормально, а раскусил картошку и язык обжёг. Куда эта физика смотрела?</text:p>
      <text:p text:style-name="P26">Смех учеников смешался со звонком на перемену.</text:p>
      <text:p text:style-name="P26">Вот почему для меня было полной неожиданностью, когда наша классная, Альбина Григорьевна, сказала, что в воскресенье, в одиннадцать часов я должен явиться в одиннадцатую школу на общегородскую олимпиаду по физике.</text:p>
      <text:p text:style-name="P26"/>
      <text:p text:style-name="P26">Солнечным воскресным утром я вышел из Нежинской на трамвайную остановку возле школы.</text:p>
      <text:p text:style-name="P26">Престижная одиннадцатая находится за Переездом, недалеко от Вокзала.</text:p>
      <text:p text:style-name="P26">Подошёл наш поселковый маленький красный трамвай с круглым, как нос клоуна, фонарём под кабинкой водителя.</text:p>
      <text:p text:style-name="P26">Пониже носа-фонаря написан инвентарный номер вагона — 33. </text:p>
      <text:p text:style-name="P26">Я, конечно, понимал, что всё это <text:span text:style-name="T13">чепуха и суеверие, но жаль было упускать подвернувшийся случай.</text:span></text:p>
      <text:p text:style-name="P27">Если в номере автомашины, или в номере отпечатанном на билете в кино, или на том, что тебе оторвала кондукторша идут две повторяющиеся цифры, скажем, 22, или, там, 77, то это счастливый номер. Сожми руку в кулак и произнеси про себя колдовочку:</text:p>
      <text:p text:style-name="P27">- Моя удача — точка!</text:p>
      <text:p text:style-name="P27"><text:soft-page-break/>Что я и сделал.</text:p>
      <text:p text:style-name="P27">На олимпиаде, в числе четырнадцати восьмиклассников от четырнадцати школ, я решал какие-то задачки про ускорение и удельный вес с выталкивающей силой. К последнему вопросу: «почему мы сперва видим молнию и только потом слышим гром, даже если она бьёт в противоположную от нас сторону?» я даже сделал карандашный набросок молнии и звуковых волн.</text:p>
      <text:p text:style-name="P27">На следующей неделе Бинкин с удивлением объявил на уроке, что я занял первое место среди восьмиклассников на городской олимпиаде по физике.</text:p>
      <text:p text:style-name="P27">Не знаю принёс ли удачу трамвайный номер, или проверяющих впечатлила корявая молния, но приятно сознавать, что ты обошёл представителя престижной одиннадцатой и даже двенадцатой — школы с математическим уклоном. </text:p>
      <text:p text:style-name="P27">Вот такие у нас хлопцы на посёлке КПВРЗ!</text:p>
      <text:p text:style-name="P27"/>
      <text:p text:style-name="P27">В Клубе показывали фильм «Мёртвый сезон». Мы втроём зашли на сеанс по контрамарке, но зрителей и без нас хватало.</text:p>
      <text:p text:style-name="P27">Не так много, как на индийском «Зита и Гита», но с ползала наберётся.</text:p>
      <text:p text:style-name="P27">Фильм про нашего разведчика в Соединённых Штатах. В главной роли Донатас Банионис из «Никто не хотел умирать», где его в конце застрелили и он упал на стол, поверх записки, которую не успел дописать.</text:p>
      <text:p text:style-name="P27">А в Америке за ним долго следили, потом поймали, посадили на двадцать лет, но наши его выменяли на ихнего ЦРУшника, пойманного в Советском Союзе.</text:p>
      <text:p text:style-name="P27">Чёрно-белый фильм, но широкоэкранный, <text:s/>на Банионисе роскошная белая рубаха — сразу видно, что не нейлоновая, а он в ней на кухне ужин готовит, только рукава подвернул.</text:p>
      <text:p text:style-name="P28">Вобщем, забойный фильм. Когда кончился, мы тихо так подались на выход — живут же люди интересной жизнью.</text:p>
      <text:p text:style-name="P28">И тут Куба хлопнул своей ондатровой шапкой об кулак <text:s/>и говорит:</text:p>
      <text:p text:style-name="P28">- Всё! Завтра иду к Соловью записываться в школу разведчиков.</text:p>
      <text:p text:style-name="P28">Мы с Чепой захохотали и надолго, ведь Соловей — это участковый милиционер на Посёлке.</text:p>
      <text:p text:style-name="P28">Правда, участковым его никто не называл, говорили просто «Соловей» и всем всё сразу ясно.</text:p>
      <text:p text:style-name="P28">Когда он заходил на Базар, вдоль прилавков прокатывалось приглушённое «сол-сол-сол...». Бабки из Подлипного, или Поповки, понадёжней заныкивают в своих кошёлках бутыли и грелки с самогоном, чтоб не выглядывали и — стоят себе дальше. На прилавках перед ними всё чин-чинарём: стакан чёрных семечек, или луковицы в косу сплетённые — вот, мол, товар налицо.</text:p>
      <text:p text:style-name="P28">Но у Соловья нюх ещё тот! И не раз, под бабкины проклятья, он выливал <text:s/>на землю упрятанный в кошёлку «самограй».</text:p>
      <text:p text:style-name="P28">Однажды, какой-то ханыга не выдержал, упал на четыре кости перед самогонной лужей и — давай хлебать с земли! <text:span text:style-name="T14">Соловей поорал над ним, пару раз сапогом въехал, а тому уже усё ништяк. Ну, приехала машина увезли в вытрезвитель.</text:span></text:p>
      <text:p text:style-name="P29">Но и над Соловьём расправы учиняли.</text:p>
      <text:p text:style-name="P29">Заловят где-нибудь по тёмному и отметéлят. Случалось, керосином обливши <text:s/>зажигали. Или ломом руки перебьют.</text:p>
      <text:p text:style-name="P29">Хлопцев всех, конечно, попересажáют. Он в гипсе отлежится и снова в милицейской фуражке на Базар, а там опять: «сол-сол-сол...»</text:p>
      <text:p text:style-name="P29">Так что Куба неплохо пошутил про запись через Соловья в школу разведки.</text:p>
      <text:p text:style-name="P27"/>
      <text:p text:style-name="P30">На зимних каникулах победителей городской олимпиады по физике возили в город Сумы, на областную олимпиаду.</text:p>
      <text:p text:style-name="P30">В конотопской группе кроме четырёх ребят оказалась одна девочка девятиклассница. Правда, выглядела она вполне даже взрослой девушкой.</text:p>
      <text:p text:style-name="P30">В Сумах нас разместили на одну ночь в гостинице. <text:s/>Число <text:s/>ребят совпало с количеством коек в номере. Наш наставник — учитель из двенадцатой школы с физико-математическим <text:soft-page-break/>уклоном, остановился где-то дальше по коридору, а девочка-девушка в каком-то женском номере.</text:p>
      <text:p text:style-name="P30">Вскоре все собрались у нас. <text:s/>Руководитель группы принёс с собой пару сборников задач и упражнений по физике для поступающих в вузы.</text:p>
      <text:p text:style-name="P30">Я таких книжек отродясь не видел и до этого момента считал, будто школьные учебники это всё, что есть по физике. Ан нет.</text:p>
      <text:p text:style-name="P30">Для остальных городских победителей, включая шестиклассника, сборники, казалось, были давними знакомыми, друзьями не разлей вода.</text:p>
      <text:p text:style-name="P30">Они принялись оживлённо обсуждать в каких там темах сложные задачи, а в каких не очень.</text:p>
      <text:p text:style-name="P30">Учитель предложил для тренировки порешать немного.</text:p>
      <text:p text:style-name="P31">Все тут же начали строчить формулы и пояснять их друг другу, но я там явно был «шестой лишний».</text:p>
      <text:p text:style-name="P31">Задачки далеко выходили за пределы школьной программы, не из тех, которые Бинкин решал с нами на классной доске.</text:p>
      <text:p text:style-name="P31">Потом мы вышли в город пообедать в столовой. На обратном пути я приотстал от группы и украдкой любовался походкой девочки-девушки.</text:p>
      <text:p text:style-name="P31">Зелёное пальто плотно сидело на её широковатой фигуре и на её каждый шаг на материале спины получались косые складки. То к левому её бедру, то к правому. </text:p>
      <text:p text:style-name="P31">Туда-сюда. Мельк-мельк.</text:p>
      <text:p text:style-name="P31">Фактически, я видел лишь длинное пальто, сапоги да вязаную шапочку. <text:s/>Не на что смотреть, не будь тех ритмичных складок на спине. Выражаясь языком времён Онегина — они меня с ума сводили.</text:p>
      <text:p text:style-name="P31">Казалось бы — такая мелочь, но я давно уже стал ценителем и собирателем мелочей.</text:p>
      <text:p text:style-name="P31">Некоторые книги перечитывались мною лишь потому, что я знал — там есть пара строк про это.</text:p>
      <text:p text:style-name="P31">Пара скупых строк, но в них содержится конкретная мелочь-деталь, которую я отложу в свой ларец с подобными же деталями для последующего использования.</text:p>
      <text:p text:style-name="P31">Например, в рассказа Гарри Гаррисона про машину времени, <text:span text:style-name="T16">съёмочная группа перескочила в тысяча первый год для съёмок фильма.</text:span></text:p>
      <text:p text:style-name="P32">Режиссёр объясняет тогдашнему викингу его роль:</text:p>
      <text:p text:style-name="P32">«Ты врываешься в спальню в захваченном тобою замке. Видишь полусонную красотку и отбрасываешь своё оружие. Садишься рядом и медленно сдвигаешь бретельку, чтоб та упала с её плеча. Всё. Сцена закончена. Остальное зрители сами додумают. Воображение у них <text:span text:style-name="T15">— </text:span>будь-будь!»</text:p>
      <text:p text:style-name="P32">Вот она — долгожданная деталь! Бретелька плавно соскальзывает с округлого плеча...</text:p>
      <text:p text:style-name="P32">Это вам не расплывчатый «поцелуй в уста сахарные».</text:p>
      <text:p text:style-name="P32">И в тот же вечер, накрывшись одеялом с головой, да ещё и крепко зажмурившись, я врываюсь к полусонной красотке. Но, конечно, без всяких дурацких кинокамер и подсветок.</text:p>
      <text:p text:style-name="P32">Я не киношный викинг, а взаправдашный и у нас тут реальное средневековье.</text:p>
      <text:p text:style-name="P32">Я отбрасываю свой щит и меч, сдвигаю её бретельку. Она сначала противится, но вглядевшись в правильные черты моего лица, покорно опрокидывается на ложе.</text:p>
      <text:p text:style-name="P32">Я ложусь сверху...</text:p>
      <text:p text:style-name="P32">По низу живота прокатывается горячая волна... Член напряжённо дрожит... Глаза зажмурены... И я... </text:p>
      <text:p text:style-name="P32">Что?!!!</text:p>
      <text:p text:style-name="P32">Я не знаю что дальше.</text:p>
      <text:p text:style-name="P32">Значит надо передохнуть и нырнуть в заветный ларец за какой-нибудь другой сокровенной деталью, чтоб уже вокруг той выстраивать ситуацию доводящую до мучительно-сладостного состояния.</text:p>
      <text:p text:style-name="P33">Лев Толстой горячо ратовал против рукоблудия. </text:p>
      <text:p text:style-name="P33">Всякий святой начинает с прегрешений.</text:p>
      <text:p text:style-name="P33">Никак не решу: можно ли мои эрекционные оргии приравнивать к обычной мастурбации?</text:p>
      <text:p text:style-name="P33"><text:soft-page-break/>С одной стороны, никакого механического трения ладонями не производилось, оргазма не было ни <text:s/>разу.</text:p>
      <text:p text:style-name="P33">Но с другой, что если это только прелюдия? Начальная фаза. И если бы рядом на диване не спал мой брат, как знать, может и у меня всё вошло бы в нормальное русло и я влился бы в ряды 95% мужского пола во главе с Львом Толстым и классиками итальянского киноискусства?</text:p>
      <text:p text:style-name="P33">Когда во дворе школы Куба спросил:</text:p>
      <text:p text:style-name="P33">- Знаете, что, кто дрочится, у того на ладонях волосы вырастают?</text:p>
      <text:p text:style-name="P34">Мы с Чепой дружно глянули на свои руки под довольный хохот Кубы.</text:p>
      <text:p text:style-name="P34">Я знал, что ладони мои невинны, но глянул — чисто инстинктивно.</text:p>
      <text:p text:style-name="P34"/>
      <text:p text:style-name="P34">Вот и получается, что мелькающие туда-сюда складки впереди не такая уж и мелочь.</text:p>
      <text:p text:style-name="P34">Возможно, в какой-то <text:s/>следующей из моих бесконтактных мастурбаций, зелёное пальто распахнётся и нежный голос промолвит:</text:p>
      <text:p text:style-name="P34">- Тебе тоже холодно? Иди поближе — теплее будет...</text:p>
      <text:p text:style-name="P34">И я...</text:p>
      <text:p text:style-name="P34">Что?!!</text:p>
      <text:p text:style-name="P34"/>
      <text:p text:style-name="P34">Вечером учитель снова пришёл с задачниками и настойчиво предлагал обратить внимание на такие-то номера.</text:p>
      <text:p text:style-name="P34">Победители их быстро расщёлкали, а я хранил молчание и заглядывал им через плечо с учёным видом знатока.</text:p>
      <text:p text:style-name="P34">Утром, на областной олимпиаде, мне, как и остальным соревнующимся восьмиклассникам, выдали целую тонкую тетрадь с чернильным штампом на каждом двойном листе.</text:p>
      <text:p text:style-name="P34">На первом надо написать кто ты и <text:s/>откуда.</text:p>
      <text:p text:style-name="P34">На втором — а не поместится, то и <text:s/>на третьем — переписать задание с доски. </text:p>
      <text:p text:style-name="P34">Всего шесть задач.</text:p>
      <text:p text:style-name="P34">Ничего себе! Три <text:s text:c="2"/>оказались из тех, что вечером наш старший решал с нами в гостинице.</text:p>
      <text:p text:style-name="P34">Но для меня утро не стало мудреней вечера — как был, так и остался полный ноль.</text:p>
      <text:p text:style-name="P35">Сидеть без дела скучно, а сразу подняться и уйти казалось невежливым.</text:p>
      <text:p text:style-name="P35">Вокруг царила напряжённая тишина сосредоточенной работы мыслей. Вдруг отвлеку кого-то?</text:p>
      <text:p text:style-name="P35">Я открыл последнюю страницу тетрадки и начал карандашом рисовать разбойника.</text:p>
      <text:p text:style-name="P35">Мне хорошо представлялось его лицо — широкие усы, глаза-сливы, на голове тюрбан. И чуть оглядывается через плечо.</text:p>
      <text:p text:style-name="P35">Но на бумаге выходило всё не то. И даже пистолет с широким раструбом, как у разбойников в «Снежной королеве», не помог делу.</text:p>
      <text:p text:style-name="P35">М-да, не потянул я на Ньютона; и Репин из меня тоже никакой.</text:p>
      <text:p text:style-name="P35">Я вспомнил папиного ослика, который вывез его из партшколы.</text:p>
      <text:p text:style-name="P35">Похоже, мне придётся пешком...</text:p>
      <text:p text:style-name="P35">Я отнёс тетрадку на стол проверяющих и вышел за дверь.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30T17:18:40.886801027</meta:creation-date>
    <dc:date>2016-04-25T09:12:55.647049489</dc:date>
    <dc:creator>sehrguey </dc:creator>
    <meta:editing-duration>PT2H1M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10" meta:paragraph-count="281" meta:word-count="4736" meta:character-count="30442" meta:non-whitespace-character-count="25847"/>
  </office:meta>
</office:document-meta>
</file>